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5.517cm" svg:height="2.756cm" svg:x="3.001cm" svg:y="3.61cm">
          <text:p text:style-name="P1"><text:span text:style-name="T1">Self-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15.517cm" svg:height="2.757cm" svg:x="3.001cm" svg:y="8.02cm">
          <text:p text:style-name="P1"><text:span text:style-name="T1">Input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15.517cm" svg:height="2.756cm" svg:x="3.001cm" svg:y="12.982cm">
          <text:p text:style-name="P1"><text:span text:style-name="T1">Logic Sol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15.517cm" svg:height="2.757cm" svg:x="3.001cm" svg:y="17.943cm">
          <text:p text:style-name="P1"><text:span text:style-name="T1">Output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0.759cm" svg:y1="6.366cm" svg:x2="10.759cm" svg:y2="8.02cm" draw:start-shape="id1" draw:start-glue-point="2" draw:end-shape="id2" draw:end-glue-point="0" svg:d="m10759 6366v1654">
          <text:p/>
        </draw:connector>
        <draw:connector draw:style-name="gr2" draw:text-style-name="P2" draw:layer="layout" draw:type="line" svg:x1="10.759cm" svg:y1="10.777cm" svg:x2="10.759cm" svg:y2="12.982cm" draw:start-shape="id2" draw:start-glue-point="2" draw:end-shape="id3" draw:end-glue-point="0" svg:d="m10759 10777v2205">
          <text:p/>
        </draw:connector>
        <draw:connector draw:style-name="gr2" draw:text-style-name="P2" draw:layer="layout" draw:type="line" svg:x1="10.759cm" svg:y1="15.738cm" svg:x2="10.759cm" svg:y2="17.943cm" draw:start-shape="id3" draw:start-glue-point="2" draw:end-shape="id4" draw:end-glue-point="0" svg:d="m10759 15738v2205">
          <text:p/>
        </draw:connector>
        <draw:connector draw:style-name="gr2" draw:text-style-name="P2" draw:layer="layout" draw:line-skew="2.5cm -1cm -1.11cm" svg:x1="10.759cm" svg:y1="20.7cm" svg:x2="10.759cm" svg:y2="3.61cm" draw:start-shape="id4" draw:start-glue-point="2" draw:end-shape="id1" draw:end-glue-point="0" svg:d="m10759 20700v3300h-9259v-22000h9259v16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3T15:37:39</meta:creation-date>
    <dc:date>2009-01-13T15:48:50</dc:date>
    <meta:editing-duration>PT00H11M14S</meta:editing-duration>
    <meta:editing-cycles>1</meta:editing-cycles>
    <meta:document-statistic meta:object-count="8"/>
    <meta:generator>OpenOffice.org/3.0$Unix OpenOffice.org_project/300m9$Build-9358</meta:generator>
  </office:meta>
</office:document-meta>
</file>